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g draw:name="Gruppieren 119" draw:id="id63">
          <svg:title/>
          <svg:desc/>
          <draw:connector draw:type="line" svg:x1="1.93969in" svg:y1="6.93859in" svg:x2="2.33339in" svg:y2="6.93859in" draw:id="id169" draw:style-name="a633" draw:name="Gerader Verbinder 9">
            <svg:title/>
            <svg:desc/>
          </draw:connector>
          <draw:frame draw:id="id170" draw:style-name="a638" draw:name="Textfeld 11" svg:x="1.81521in" svg:y="6.91799in" svg:width="0.63216in" svg:height="0.26927in">
            <draw:text-box>
              <text:p text:style-name="a637" text:class-names="" text:cond-style-name=""><text:span text:style-name="a634" text:class-names="">1.10<text:s text:c="1"/></text:span><text:span text:style-name="a635" text:class-names="">m</text:span><text:span text:style-name="a636" text:class-names=""/></text:p>
            </draw:text-box>
            <svg:title/>
            <svg:desc/>
          </draw:frame>
        </draw:g>
        <draw:g draw:name="Gruppieren 139" draw:id="id64">
          <svg:title/>
          <svg:desc/>
          <draw:frame draw:id="id152" draw:style-name="a584" draw:name="Textfeld 3" svg:x="1.83333in" svg:y="2.00877in" svg:width="0.15748in" svg:height="4.72441in">
            <draw:text-box>
              <text:p text:style-name="a583" text:class-names="" text:cond-style-name=""><text:span text:style-name="a582" text:class-names=""/></text:p>
            </draw:text-box>
            <svg:title/>
            <svg:desc/>
          </draw:frame>
          <draw:custom-shape svg:x="1.85688in" svg:y="6.54904in" svg:width="0.11811in" svg:height="0.11811in" draw:id="id153" draw:style-name="a587" draw:name="Ellipse 12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6.25079in" svg:width="0.11811in" svg:height="0.11811in" draw:id="id154" draw:style-name="a590" draw:name="Ellipse 28">
            <svg:title/>
            <svg:desc/>
            <text:p text:style-name="a589" text:class-names="" text:cond-style-name=""><text:span text:style-name="a5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95255in" svg:width="0.11811in" svg:height="0.11811in" draw:id="id155" draw:style-name="a593" draw:name="Ellipse 29">
            <svg:title/>
            <svg:desc/>
            <text:p text:style-name="a592" text:class-names="" text:cond-style-name=""><text:span text:style-name="a5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65431in" svg:width="0.11811in" svg:height="0.11811in" draw:id="id156" draw:style-name="a596" draw:name="Ellipse 30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35607in" svg:width="0.11811in" svg:height="0.11811in" draw:id="id157" draw:style-name="a599" draw:name="Ellipse 31">
            <svg:title/>
            <svg:desc/>
            <text:p text:style-name="a598" text:class-names="" text:cond-style-name=""><text:span text:style-name="a5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05782in" svg:width="0.11811in" svg:height="0.11811in" draw:id="id158" draw:style-name="a602" draw:name="Ellipse 32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4.75958in" svg:width="0.11811in" svg:height="0.11811in" draw:id="id159" draw:style-name="a605" draw:name="Ellipse 33">
            <svg:title/>
            <svg:desc/>
            <text:p text:style-name="a604" text:class-names="" text:cond-style-name=""><text:span text:style-name="a6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4.46134in" svg:width="0.11811in" svg:height="0.11811in" draw:id="id160" draw:style-name="a608" draw:name="Ellipse 34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4.16309in" svg:width="0.11811in" svg:height="0.11811in" draw:id="id161" draw:style-name="a611" draw:name="Ellipse 35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3.86485in" svg:width="0.11811in" svg:height="0.11811in" draw:id="id162" draw:style-name="a614" draw:name="Ellipse 36">
            <svg:title/>
            <svg:desc/>
            <text:p text:style-name="a613" text:class-names="" text:cond-style-name=""><text:span text:style-name="a6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3.56661in" svg:width="0.11811in" svg:height="0.11811in" draw:id="id163" draw:style-name="a617" draw:name="Ellipse 37">
            <svg:title/>
            <svg:desc/>
            <text:p text:style-name="a616" text:class-names="" text:cond-style-name=""><text:span text:style-name="a6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3.26837in" svg:width="0.11811in" svg:height="0.11811in" draw:id="id164" draw:style-name="a620" draw:name="Ellipse 38">
            <svg:title/>
            <svg:desc/>
            <text:p text:style-name="a619" text:class-names="" text:cond-style-name=""><text:span text:style-name="a6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97012in" svg:width="0.11811in" svg:height="0.11811in" draw:id="id165" draw:style-name="a623" draw:name="Ellipse 39">
            <svg:title/>
            <svg:desc/>
            <text:p text:style-name="a622" text:class-names="" text:cond-style-name=""><text:span text:style-name="a6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67188in" svg:width="0.11811in" svg:height="0.11811in" draw:id="id166" draw:style-name="a626" draw:name="Ellipse 40">
            <svg:title/>
            <svg:desc/>
            <text:p text:style-name="a625" text:class-names="" text:cond-style-name=""><text:span text:style-name="a6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37364in" svg:width="0.11811in" svg:height="0.11811in" draw:id="id167" draw:style-name="a629" draw:name="Ellipse 41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0754in" svg:width="0.11811in" svg:height="0.11811in" draw:id="id168" draw:style-name="a632" draw:name="Ellipse 42">
            <svg:title/>
            <svg:desc/>
            <text:p text:style-name="a631" text:class-names="" text:cond-style-name=""><text:span text:style-name="a6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120" draw:id="id65">
          <svg:title/>
          <svg:desc/>
          <draw:connector draw:type="line" svg:x1="3.9042in" svg:y1="6.64001in" svg:x2="3.9042in" svg:y2="6.32505in" draw:id="id150" draw:style-name="a576" draw:name="Gerader Verbinder 121">
            <svg:title/>
            <svg:desc/>
          </draw:connector>
          <draw:frame draw:id="id151" draw:style-name="a581" draw:transform="translate(-0.32829in -0.13463in) rotate(-4.71239) translate(4.14106in 6.48668in)" draw:name="Textfeld 122" svg:width="0.65658in" svg:height="0.26927in">
            <draw:text-box>
              <text:p text:style-name="a580" text:class-names="" text:cond-style-name=""><text:span text:style-name="a577" text:class-names="">1.26<text:s text:c="1"/></text:span><text:span text:style-name="a578" text:class-names="">m</text:span><text:span text:style-name="a579" text:class-names=""/></text:p>
            </draw:text-box>
            <svg:title/>
            <svg:desc/>
          </draw:frame>
        </draw:g>
        <draw:custom-shape svg:x="1.4386in" svg:y="5.9386in" svg:width="0.15022in" svg:height="0.7979in" draw:id="id66" draw:style-name="a338" draw:name="Gleichschenkliges Dreieck 125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67" draw:style-name="a341" draw:name="Textfeld 126" svg:x="1.34152in" svg:y="5.57626in" svg:width="0.38596in" svg:height="0.40391in">
          <draw:text-box>
            <text:p text:style-name="a340" text:class-names="" text:cond-style-name=""><text:span text:style-name="a339" text:class-names="">N</text:span></text:p>
          </draw:text-box>
          <svg:title/>
          <svg:desc/>
        </draw:frame>
        <draw:custom-shape svg:x="1.18421in" svg:y="1.65789in" svg:width="3.0614in" svg:height="5.52937in" draw:id="id68" draw:style-name="a344" draw:name="Rechteck 127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678in" svg:y="1.26827in" svg:width="1.67602in" svg:height="0.37514in" draw:id="id69" draw:style-name="a347" draw:name="Legende: mit Linie ohne Rahmen 129">
          <svg:title/>
          <svg:desc/>
          <text:p text:style-name="a346" text:class-names="" text:cond-style-name=""><text:span text:style-name="a345" text:class-names="">Wall of greenhouse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1487"/>
            <draw:equation draw:name="f9" draw:formula="9978"/>
            <draw:equation draw:name="f10" draw:formula="103147"/>
            <draw:equation draw:name="f11" draw:formula="-14105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4.22698in" svg:y="1.81194in" svg:width="0.50986in" svg:height="0.37514in" draw:id="id70" draw:style-name="a350" draw:name="Legende: mit Linie ohne Rahmen 130">
          <svg:title/>
          <svg:desc/>
          <text:p text:style-name="a349" text:class-names="" text:cond-style-name=""><text:span text:style-name="a348" text:class-names="">Pot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3825"/>
            <draw:equation draw:name="f9" draw:formula="19335"/>
            <draw:equation draw:name="f10" draw:formula="84442"/>
            <draw:equation draw:name="f11" draw:formula="-93108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4.14094in" svg:y="2.57203in" svg:width="0.81411in" svg:height="0.90217in" draw:id="id71" draw:style-name="a353" draw:name="Legende: mit Linie ohne Rahmen 131">
          <svg:title/>
          <svg:desc/>
          <text:p text:style-name="a352" text:class-names="" text:cond-style-name=""><text:span text:style-name="a351" text:class-names="">Block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9936"/>
            <draw:equation draw:name="f9" draw:formula="24407"/>
            <draw:equation draw:name="f10" draw:formula="68142"/>
            <draw:equation draw:name="f11" draw:formula="-4844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1.8909in" svg:y="6.78641in" svg:width="0.05in" svg:height="0.1269in" draw:id="id72" draw:style-name="a356" draw:name="Rechteck 132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4704in" svg:y="6.78642in" svg:width="0.05in" svg:height="0.1269in" draw:id="id73" draw:style-name="a359" draw:name="Rechteck 13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944in" svg:y="6.78642in" svg:width="0.05in" svg:height="0.1269in" draw:id="id74" draw:style-name="a362" draw:name="Rechteck 134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5931in" svg:y="6.78642in" svg:width="0.05in" svg:height="0.1269in" draw:id="id75" draw:style-name="a365" draw:name="Rechteck 135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0668in" svg:y="6.78642in" svg:width="0.05in" svg:height="0.1269in" draw:id="id76" draw:style-name="a368" draw:name="Rechteck 136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4689in" svg:y="6.54026in" svg:width="0.88731in" svg:height="0.50665in" draw:id="id77" draw:style-name="a371" draw:name="Legende: mit Linie ohne Rahmen 138">
          <svg:title/>
          <svg:desc/>
          <text:p text:style-name="a370" text:class-names="" text:cond-style-name=""><text:span text:style-name="a369" text:class-names="">Water tap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9936"/>
            <draw:equation draw:name="f9" draw:formula="8245"/>
            <draw:equation draw:name="f10" draw:formula="62283"/>
            <draw:equation draw:name="f11" draw:formula="-55409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g draw:name="Gruppieren 212" draw:id="id78">
          <svg:title/>
          <svg:desc/>
          <draw:frame draw:id="id133" draw:style-name="a527" draw:name="Textfeld 213" svg:x="2.29861in" svg:y="2.00877in" svg:width="0.15748in" svg:height="4.72441in">
            <draw:text-box>
              <text:p text:style-name="a526" text:class-names="" text:cond-style-name=""><text:span text:style-name="a525" text:class-names=""/></text:p>
            </draw:text-box>
            <svg:title/>
            <svg:desc/>
          </draw:frame>
          <draw:custom-shape svg:x="2.32216in" svg:y="6.54904in" svg:width="0.11811in" svg:height="0.11811in" draw:id="id134" draw:style-name="a530" draw:name="Ellipse 214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6.25079in" svg:width="0.11811in" svg:height="0.11811in" draw:id="id135" draw:style-name="a533" draw:name="Ellipse 215">
            <svg:title/>
            <svg:desc/>
            <text:p text:style-name="a532" text:class-names="" text:cond-style-name=""><text:span text:style-name="a5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95255in" svg:width="0.11811in" svg:height="0.11811in" draw:id="id136" draw:style-name="a536" draw:name="Ellipse 216">
            <svg:title/>
            <svg:desc/>
            <text:p text:style-name="a535" text:class-names="" text:cond-style-name=""><text:span text:style-name="a5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65431in" svg:width="0.11811in" svg:height="0.11811in" draw:id="id137" draw:style-name="a539" draw:name="Ellipse 217">
            <svg:title/>
            <svg:desc/>
            <text:p text:style-name="a538" text:class-names="" text:cond-style-name=""><text:span text:style-name="a53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35607in" svg:width="0.11811in" svg:height="0.11811in" draw:id="id138" draw:style-name="a542" draw:name="Ellipse 218">
            <svg:title/>
            <svg:desc/>
            <text:p text:style-name="a541" text:class-names="" text:cond-style-name=""><text:span text:style-name="a54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05782in" svg:width="0.11811in" svg:height="0.11811in" draw:id="id139" draw:style-name="a545" draw:name="Ellipse 219">
            <svg:title/>
            <svg:desc/>
            <text:p text:style-name="a544" text:class-names="" text:cond-style-name=""><text:span text:style-name="a54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4.75958in" svg:width="0.11811in" svg:height="0.11811in" draw:id="id140" draw:style-name="a548" draw:name="Ellipse 220">
            <svg:title/>
            <svg:desc/>
            <text:p text:style-name="a547" text:class-names="" text:cond-style-name=""><text:span text:style-name="a54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4.46134in" svg:width="0.11811in" svg:height="0.11811in" draw:id="id141" draw:style-name="a551" draw:name="Ellipse 221">
            <svg:title/>
            <svg:desc/>
            <text:p text:style-name="a550" text:class-names="" text:cond-style-name=""><text:span text:style-name="a54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4.16309in" svg:width="0.11811in" svg:height="0.11811in" draw:id="id142" draw:style-name="a554" draw:name="Ellipse 222">
            <svg:title/>
            <svg:desc/>
            <text:p text:style-name="a553" text:class-names="" text:cond-style-name=""><text:span text:style-name="a55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3.86485in" svg:width="0.11811in" svg:height="0.11811in" draw:id="id143" draw:style-name="a557" draw:name="Ellipse 223">
            <svg:title/>
            <svg:desc/>
            <text:p text:style-name="a556" text:class-names="" text:cond-style-name=""><text:span text:style-name="a55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3.56661in" svg:width="0.11811in" svg:height="0.11811in" draw:id="id144" draw:style-name="a560" draw:name="Ellipse 224">
            <svg:title/>
            <svg:desc/>
            <text:p text:style-name="a559" text:class-names="" text:cond-style-name=""><text:span text:style-name="a5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3.26837in" svg:width="0.11811in" svg:height="0.11811in" draw:id="id145" draw:style-name="a563" draw:name="Ellipse 225">
            <svg:title/>
            <svg:desc/>
            <text:p text:style-name="a562" text:class-names="" text:cond-style-name=""><text:span text:style-name="a56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97012in" svg:width="0.11811in" svg:height="0.11811in" draw:id="id146" draw:style-name="a566" draw:name="Ellipse 226">
            <svg:title/>
            <svg:desc/>
            <text:p text:style-name="a565" text:class-names="" text:cond-style-name=""><text:span text:style-name="a56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67188in" svg:width="0.11811in" svg:height="0.11811in" draw:id="id147" draw:style-name="a569" draw:name="Ellipse 227">
            <svg:title/>
            <svg:desc/>
            <text:p text:style-name="a568" text:class-names="" text:cond-style-name=""><text:span text:style-name="a56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37364in" svg:width="0.11811in" svg:height="0.11811in" draw:id="id148" draw:style-name="a572" draw:name="Ellipse 228">
            <svg:title/>
            <svg:desc/>
            <text:p text:style-name="a571" text:class-names="" text:cond-style-name=""><text:span text:style-name="a57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0754in" svg:width="0.11811in" svg:height="0.11811in" draw:id="id149" draw:style-name="a575" draw:name="Ellipse 229">
            <svg:title/>
            <svg:desc/>
            <text:p text:style-name="a574" text:class-names="" text:cond-style-name=""><text:span text:style-name="a57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230" draw:id="id79">
          <svg:title/>
          <svg:desc/>
          <draw:frame draw:id="id116" draw:style-name="a476" draw:name="Textfeld 231" svg:x="2.74306in" svg:y="2.00877in" svg:width="0.15748in" svg:height="4.72441in">
            <draw:text-box>
              <text:p text:style-name="a475" text:class-names="" text:cond-style-name=""><text:span text:style-name="a474" text:class-names=""/></text:p>
            </draw:text-box>
            <svg:title/>
            <svg:desc/>
          </draw:frame>
          <draw:custom-shape svg:x="2.7666in" svg:y="6.54904in" svg:width="0.11811in" svg:height="0.11811in" draw:id="id117" draw:style-name="a479" draw:name="Ellipse 232">
            <svg:title/>
            <svg:desc/>
            <text:p text:style-name="a478" text:class-names="" text:cond-style-name=""><text:span text:style-name="a47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6.25079in" svg:width="0.11811in" svg:height="0.11811in" draw:id="id118" draw:style-name="a482" draw:name="Ellipse 233">
            <svg:title/>
            <svg:desc/>
            <text:p text:style-name="a481" text:class-names="" text:cond-style-name=""><text:span text:style-name="a48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5.95255in" svg:width="0.11811in" svg:height="0.11811in" draw:id="id119" draw:style-name="a485" draw:name="Ellipse 234">
            <svg:title/>
            <svg:desc/>
            <text:p text:style-name="a484" text:class-names="" text:cond-style-name=""><text:span text:style-name="a4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5.65431in" svg:width="0.11811in" svg:height="0.11811in" draw:id="id120" draw:style-name="a488" draw:name="Ellipse 235">
            <svg:title/>
            <svg:desc/>
            <text:p text:style-name="a487" text:class-names="" text:cond-style-name=""><text:span text:style-name="a48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5.35607in" svg:width="0.11811in" svg:height="0.11811in" draw:id="id121" draw:style-name="a491" draw:name="Ellipse 236">
            <svg:title/>
            <svg:desc/>
            <text:p text:style-name="a490" text:class-names="" text:cond-style-name=""><text:span text:style-name="a48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5.05782in" svg:width="0.11811in" svg:height="0.11811in" draw:id="id122" draw:style-name="a494" draw:name="Ellipse 237">
            <svg:title/>
            <svg:desc/>
            <text:p text:style-name="a493" text:class-names="" text:cond-style-name=""><text:span text:style-name="a49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4.75958in" svg:width="0.11811in" svg:height="0.11811in" draw:id="id123" draw:style-name="a497" draw:name="Ellipse 238">
            <svg:title/>
            <svg:desc/>
            <text:p text:style-name="a496" text:class-names="" text:cond-style-name=""><text:span text:style-name="a49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4.46134in" svg:width="0.11811in" svg:height="0.11811in" draw:id="id124" draw:style-name="a500" draw:name="Ellipse 239">
            <svg:title/>
            <svg:desc/>
            <text:p text:style-name="a499" text:class-names="" text:cond-style-name=""><text:span text:style-name="a49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4.16309in" svg:width="0.11811in" svg:height="0.11811in" draw:id="id125" draw:style-name="a503" draw:name="Ellipse 240">
            <svg:title/>
            <svg:desc/>
            <text:p text:style-name="a502" text:class-names="" text:cond-style-name=""><text:span text:style-name="a5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3.86485in" svg:width="0.11811in" svg:height="0.11811in" draw:id="id126" draw:style-name="a506" draw:name="Ellipse 241">
            <svg:title/>
            <svg:desc/>
            <text:p text:style-name="a505" text:class-names="" text:cond-style-name=""><text:span text:style-name="a5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3.56661in" svg:width="0.11811in" svg:height="0.11811in" draw:id="id127" draw:style-name="a509" draw:name="Ellipse 242">
            <svg:title/>
            <svg:desc/>
            <text:p text:style-name="a508" text:class-names="" text:cond-style-name=""><text:span text:style-name="a50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3.26837in" svg:width="0.11811in" svg:height="0.11811in" draw:id="id128" draw:style-name="a512" draw:name="Ellipse 243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2.97012in" svg:width="0.11811in" svg:height="0.11811in" draw:id="id129" draw:style-name="a515" draw:name="Ellipse 244">
            <svg:title/>
            <svg:desc/>
            <text:p text:style-name="a514" text:class-names="" text:cond-style-name=""><text:span text:style-name="a51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2.67188in" svg:width="0.11811in" svg:height="0.11811in" draw:id="id130" draw:style-name="a518" draw:name="Ellipse 245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2in" svg:y="2.37364in" svg:width="0.11811in" svg:height="0.11811in" draw:id="id131" draw:style-name="a521" draw:name="Ellipse 246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2in" svg:y="2.0754in" svg:width="0.11811in" svg:height="0.11811in" draw:id="id132" draw:style-name="a524" draw:name="Ellipse 247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248" draw:id="id80">
          <svg:title/>
          <svg:desc/>
          <draw:frame draw:id="id99" draw:style-name="a425" draw:name="Textfeld 249" svg:x="3.19444in" svg:y="2.00877in" svg:width="0.15748in" svg:height="4.72441in">
            <draw:text-box>
              <text:p text:style-name="a424" text:class-names="" text:cond-style-name=""><text:span text:style-name="a423" text:class-names=""/></text:p>
            </draw:text-box>
            <svg:title/>
            <svg:desc/>
          </draw:frame>
          <draw:custom-shape svg:x="3.21799in" svg:y="6.54904in" svg:width="0.11811in" svg:height="0.11811in" draw:id="id100" draw:style-name="a428" draw:name="Ellipse 250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6.25079in" svg:width="0.11811in" svg:height="0.11811in" draw:id="id101" draw:style-name="a431" draw:name="Ellipse 251">
            <svg:title/>
            <svg:desc/>
            <text:p text:style-name="a430" text:class-names="" text:cond-style-name=""><text:span text:style-name="a4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95255in" svg:width="0.11811in" svg:height="0.11811in" draw:id="id102" draw:style-name="a434" draw:name="Ellipse 252">
            <svg:title/>
            <svg:desc/>
            <text:p text:style-name="a433" text:class-names="" text:cond-style-name=""><text:span text:style-name="a4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65431in" svg:width="0.11811in" svg:height="0.11811in" draw:id="id103" draw:style-name="a437" draw:name="Ellipse 253">
            <svg:title/>
            <svg:desc/>
            <text:p text:style-name="a436" text:class-names="" text:cond-style-name=""><text:span text:style-name="a4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35607in" svg:width="0.11811in" svg:height="0.11811in" draw:id="id104" draw:style-name="a440" draw:name="Ellipse 254">
            <svg:title/>
            <svg:desc/>
            <text:p text:style-name="a439" text:class-names="" text:cond-style-name=""><text:span text:style-name="a4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05782in" svg:width="0.11811in" svg:height="0.11811in" draw:id="id105" draw:style-name="a443" draw:name="Ellipse 255">
            <svg:title/>
            <svg:desc/>
            <text:p text:style-name="a442" text:class-names="" text:cond-style-name=""><text:span text:style-name="a4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4.75958in" svg:width="0.11811in" svg:height="0.11811in" draw:id="id106" draw:style-name="a446" draw:name="Ellipse 256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4.46134in" svg:width="0.11811in" svg:height="0.11811in" draw:id="id107" draw:style-name="a449" draw:name="Ellipse 257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4.16309in" svg:width="0.11811in" svg:height="0.11811in" draw:id="id108" draw:style-name="a452" draw:name="Ellipse 258">
            <svg:title/>
            <svg:desc/>
            <text:p text:style-name="a451" text:class-names="" text:cond-style-name=""><text:span text:style-name="a4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3.86485in" svg:width="0.11811in" svg:height="0.11811in" draw:id="id109" draw:style-name="a455" draw:name="Ellipse 259">
            <svg:title/>
            <svg:desc/>
            <text:p text:style-name="a454" text:class-names="" text:cond-style-name=""><text:span text:style-name="a4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3.56661in" svg:width="0.11811in" svg:height="0.11811in" draw:id="id110" draw:style-name="a458" draw:name="Ellipse 260">
            <svg:title/>
            <svg:desc/>
            <text:p text:style-name="a457" text:class-names="" text:cond-style-name=""><text:span text:style-name="a4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3.26837in" svg:width="0.11811in" svg:height="0.11811in" draw:id="id111" draw:style-name="a461" draw:name="Ellipse 261">
            <svg:title/>
            <svg:desc/>
            <text:p text:style-name="a460" text:class-names="" text:cond-style-name=""><text:span text:style-name="a4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2.97012in" svg:width="0.11811in" svg:height="0.11811in" draw:id="id112" draw:style-name="a464" draw:name="Ellipse 262">
            <svg:title/>
            <svg:desc/>
            <text:p text:style-name="a463" text:class-names="" text:cond-style-name=""><text:span text:style-name="a4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2.67188in" svg:width="0.11811in" svg:height="0.11811in" draw:id="id113" draw:style-name="a467" draw:name="Ellipse 263">
            <svg:title/>
            <svg:desc/>
            <text:p text:style-name="a466" text:class-names="" text:cond-style-name=""><text:span text:style-name="a4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2.37364in" svg:width="0.11811in" svg:height="0.11811in" draw:id="id114" draw:style-name="a470" draw:name="Ellipse 264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01in" svg:y="2.0754in" svg:width="0.11811in" svg:height="0.11811in" draw:id="id115" draw:style-name="a473" draw:name="Ellipse 265">
            <svg:title/>
            <svg:desc/>
            <text:p text:style-name="a472" text:class-names="" text:cond-style-name=""><text:span text:style-name="a4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266" draw:id="id81">
          <svg:title/>
          <svg:desc/>
          <draw:frame draw:id="id82" draw:style-name="a374" draw:name="Textfeld 267" svg:x="3.64583in" svg:y="2.00877in" svg:width="0.15748in" svg:height="4.72441in">
            <draw:text-box>
              <text:p text:style-name="a373" text:class-names="" text:cond-style-name=""><text:span text:style-name="a372" text:class-names=""/></text:p>
            </draw:text-box>
            <svg:title/>
            <svg:desc/>
          </draw:frame>
          <draw:custom-shape svg:x="3.66938in" svg:y="6.54904in" svg:width="0.11811in" svg:height="0.11811in" draw:id="id83" draw:style-name="a377" draw:name="Ellipse 268">
            <svg:title/>
            <svg:desc/>
            <text:p text:style-name="a376" text:class-names="" text:cond-style-name=""><text:span text:style-name="a3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6.25079in" svg:width="0.11811in" svg:height="0.11811in" draw:id="id84" draw:style-name="a380" draw:name="Ellipse 269">
            <svg:title/>
            <svg:desc/>
            <text:p text:style-name="a379" text:class-names="" text:cond-style-name=""><text:span text:style-name="a3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95255in" svg:width="0.11811in" svg:height="0.11811in" draw:id="id85" draw:style-name="a383" draw:name="Ellipse 270">
            <svg:title/>
            <svg:desc/>
            <text:p text:style-name="a382" text:class-names="" text:cond-style-name=""><text:span text:style-name="a3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65431in" svg:width="0.11811in" svg:height="0.11811in" draw:id="id86" draw:style-name="a386" draw:name="Ellipse 271">
            <svg:title/>
            <svg:desc/>
            <text:p text:style-name="a385" text:class-names="" text:cond-style-name=""><text:span text:style-name="a3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35607in" svg:width="0.11811in" svg:height="0.11811in" draw:id="id87" draw:style-name="a389" draw:name="Ellipse 272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05782in" svg:width="0.11811in" svg:height="0.11811in" draw:id="id88" draw:style-name="a392" draw:name="Ellipse 273">
            <svg:title/>
            <svg:desc/>
            <text:p text:style-name="a391" text:class-names="" text:cond-style-name=""><text:span text:style-name="a3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4.75958in" svg:width="0.11811in" svg:height="0.11811in" draw:id="id89" draw:style-name="a395" draw:name="Ellipse 274">
            <svg:title/>
            <svg:desc/>
            <text:p text:style-name="a394" text:class-names="" text:cond-style-name=""><text:span text:style-name="a3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4.46134in" svg:width="0.11811in" svg:height="0.11811in" draw:id="id90" draw:style-name="a398" draw:name="Ellipse 275">
            <svg:title/>
            <svg:desc/>
            <text:p text:style-name="a397" text:class-names="" text:cond-style-name=""><text:span text:style-name="a3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4.16309in" svg:width="0.11811in" svg:height="0.11811in" draw:id="id91" draw:style-name="a401" draw:name="Ellipse 276">
            <svg:title/>
            <svg:desc/>
            <text:p text:style-name="a400" text:class-names="" text:cond-style-name=""><text:span text:style-name="a3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3.86485in" svg:width="0.11811in" svg:height="0.11811in" draw:id="id92" draw:style-name="a404" draw:name="Ellipse 277">
            <svg:title/>
            <svg:desc/>
            <text:p text:style-name="a403" text:class-names="" text:cond-style-name=""><text:span text:style-name="a4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3.56661in" svg:width="0.11811in" svg:height="0.11811in" draw:id="id93" draw:style-name="a407" draw:name="Ellipse 278">
            <svg:title/>
            <svg:desc/>
            <text:p text:style-name="a406" text:class-names="" text:cond-style-name=""><text:span text:style-name="a4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3.26837in" svg:width="0.11811in" svg:height="0.11811in" draw:id="id94" draw:style-name="a410" draw:name="Ellipse 279">
            <svg:title/>
            <svg:desc/>
            <text:p text:style-name="a409" text:class-names="" text:cond-style-name=""><text:span text:style-name="a4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97012in" svg:width="0.11811in" svg:height="0.11811in" draw:id="id95" draw:style-name="a413" draw:name="Ellipse 280">
            <svg:title/>
            <svg:desc/>
            <text:p text:style-name="a412" text:class-names="" text:cond-style-name=""><text:span text:style-name="a4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67188in" svg:width="0.11811in" svg:height="0.11811in" draw:id="id96" draw:style-name="a416" draw:name="Ellipse 281">
            <svg:title/>
            <svg:desc/>
            <text:p text:style-name="a415" text:class-names="" text:cond-style-name=""><text:span text:style-name="a4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37364in" svg:width="0.11811in" svg:height="0.11811in" draw:id="id97" draw:style-name="a419" draw:name="Ellipse 282">
            <svg:title/>
            <svg:desc/>
            <text:p text:style-name="a418" text:class-names="" text:cond-style-name=""><text:span text:style-name="a4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0754in" svg:width="0.11811in" svg:height="0.11811in" draw:id="id98" draw:style-name="a422" draw:name="Ellipse 283">
            <svg:title/>
            <svg:desc/>
            <text:p text:style-name="a421" text:class-names="" text:cond-style-name=""><text:span text:style-name="a4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2-03-17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2-03-17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2-03-17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2-03-17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2-03-17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2-03-17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2-03-17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2-03-17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2-03-17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2-03-17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2-03-17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2-03-17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Bauer, Markus</meta:initial-creator>
    <dc:creator>Bauer, Markus</dc:creator>
    <meta:creation-date>2022-03-16T13:15:58Z</meta:creation-date>
    <dc:date>2022-03-17T09:32:03Z</dc:date>
    <meta:editing-cycles>2</meta:editing-cycles>
    <meta:editing-duration>PT0S</meta:editing-duration>
    <meta:document-statistic meta:paragraph-count="7" meta:word-count="12"/>
  </office:meta>
</office:document-meta>
</file>